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3A000000D2AEB8238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Heading_20_4">
      <style:paragraph-properties fo:break-before="page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Text_20_body">
      <style:text-properties fo:language="ca" fo:country="ES"/>
    </style:style>
    <style:style style:name="P5" style:family="paragraph" style:parent-style-name="Standard" style:list-style-name="Numbering_20_1"/>
    <style:style style:name="P6" style:family="paragraph" style:parent-style-name="Standard" style:list-style-name="Numbering_20_1"/>
    <style:style style:name="P7" style:family="paragraph" style:parent-style-name="Standard" style:list-style-name="Numbering_20_1"/>
    <style:style style:name="P8" style:family="paragraph" style:parent-style-name="Standard" style:list-style-name="Numbering_20_1"/>
    <style:style style:name="P9" style:family="paragraph" style:parent-style-name="Standard" style:list-style-name="Numbering_20_1"/>
    <style:style style:name="P10" style:family="paragraph" style:parent-style-name="Standard" style:list-style-name="Numbering_20_1"/>
    <style:style style:name="P11" style:family="paragraph" style:parent-style-name="Standard" style:list-style-name="Numbering_20_1"/>
    <style:style style:name="P12" style:family="paragraph" style:parent-style-name="Standard" style:list-style-name="Numbering_20_1"/>
    <style:style style:name="P13" style:family="paragraph" style:parent-style-name="Standard" style:list-style-name="Numbering_20_1"/>
    <style:style style:name="P14" style:family="paragraph" style:parent-style-name="Standard" style:list-style-name="Numbering_20_1"/>
    <style:style style:name="P15" style:family="paragraph" style:parent-style-name="Text_20_body" style:list-style-name="Numbering_20_1">
      <style:text-properties fo:language="ca" fo:country="ES"/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7/08" text:name="Cuatrimestre"/>
      </text:user-field-decls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fo:margin-top="0cm" fo:margin-bottom="0.3cm" style:wrap="non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7/08" text:name="Cuatrimestre"/>
        </text:user-field-decls>
        <text:p text:style-name="P1"><draw:frame draw:style-name="fr1" draw:name="graphics16" text:anchor-type="as-char" svg:width="0.954cm" svg:height="0.905cm" draw:z-index="0"><draw:image xlink:href="Pictures/100000000000053A000000D2AEB8238F.png" xlink:type="simple" xlink:show="embed" xlink:actuate="onLoad"/></draw:frame><text:span text:style-name="T1"><text:tab/><text:tab/></text:span><text:span text:style-name="T2"><text:subject/></text:span></text:p>
        <text:p text:style-name="P1"><text:span text:style-name="T3">Llenguatges i Sistemes Informàtics<text:tab/><text:tab/></text:span><text:span text:style-name="T4"><text:title/></text:span></text:p>
        <text:p text:style-name="P1"><text:span text:style-name="T5">PESBD</text:span><text:span text:style-name="T6"> <text:tab/><text:tab/></text:span><text:span text:style-name="T7">Equip :7 </text:span><text:span text:style-name="T8"><text:initial-creator>toni</text:initial-creator></text:span><text:span text:style-name="T5"><text:tab/><text:tab/></text:span></text:p>
        <text:p text:style-name="P1"><text:span text:style-name="T5"><text:user-field-get text:name="Cuatrimestre">Primavera 07/08</text:user-field-get></text:span><text:span text:style-name="T5"> <text:s/></text:span></text:p>
      </style:header>
    </style:master-page>
    <style:master-page style:name="apaisat" style:page-layout-name="pm2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toni</meta:initial-creator>
    <meta:creation-date>2008-04-28T20:20:13</meta:creation-date>
    <dc:creator>LCFIB UPC</dc:creator>
    <dc:date>2008-05-13T10:58:54</dc:date>
    <dc:language>en-US</dc:language>
    <meta:editing-cycles>19</meta:editing-cycles>
    <meta:editing-duration>PT5H33M6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4" meta:word-count="7" meta:character-count="64"/>
  </office:meta>
</office:document-meta>
</file>